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0c25" officeooo:paragraph-rsid="00070c25"/>
    </style:style>
    <style:style style:name="P2" style:family="paragraph" style:parent-style-name="Standard">
      <style:text-properties officeooo:rsid="000729f1" officeooo:paragraph-rsid="000729f1"/>
    </style:style>
    <style:style style:name="P3" style:family="paragraph" style:parent-style-name="Standard">
      <style:text-properties officeooo:rsid="00093083" officeooo:paragraph-rsid="00093083"/>
    </style:style>
    <style:style style:name="P4" style:family="paragraph" style:parent-style-name="Standard">
      <style:text-properties officeooo:rsid="0008f070" officeooo:paragraph-rsid="000aac4a"/>
    </style:style>
    <style:style style:name="P5" style:family="paragraph" style:parent-style-name="Text_20_body">
      <style:text-properties officeooo:rsid="00070c25" officeooo:paragraph-rsid="00070c25"/>
    </style:style>
    <style:style style:name="P6" style:family="paragraph" style:parent-style-name="Text_20_body">
      <style:text-properties officeooo:rsid="00070c25" officeooo:paragraph-rsid="000aac4a"/>
    </style:style>
    <style:style style:name="P7" style:family="paragraph" style:parent-style-name="Text_20_body">
      <style:text-properties officeooo:rsid="000aac4a" officeooo:paragraph-rsid="000aac4a"/>
    </style:style>
    <style:style style:name="P8" style:family="paragraph" style:parent-style-name="Standard">
      <style:text-properties officeooo:rsid="000aac4a" officeooo:paragraph-rsid="000aac4a"/>
    </style:style>
    <style:style style:name="T1" style:family="text">
      <style:text-properties officeooo:rsid="000aac4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Notes on Parts</text:p>
      <text:p text:style-name="P1"/>
      <text:h text:style-name="Heading_20_1" text:outline-level="1">02_548_y-motor-bracket</text:h>
      <text:p text:style-name="P1">Overhang to build surface on rear elongated motor bolt hole necessary?</text:p>
      <text:p text:style-name="P2">Remove counter sinks</text:p>
      <text:p text:style-name="P2">More bracing to hols motor secure.</text:p>
      <text:p text:style-name="P2">Use easily accessible idler for tension rather than motor.</text:p>
      <text:p text:style-name="P3">Groove bolt hole body could be taller to secure onto the rail better when tightened?</text:p>
      <text:h text:style-name="Heading_20_1" text:outline-level="1">15_441_z-gear-driven</text:h>
      <text:p text:style-name="P5">Needs <text:span text:style-name="T1">to be built with </text:span>brim.</text:p>
      <text:h text:style-name="Heading_20_1" text:outline-level="1">16_492_z-bearing-clamp</text:h>
      <text:p text:style-name="P1"/>
      <text:p text:style-name="P1"><text:span text:style-name="T1">(revised) </text:span>Bolt boss 45 degree slope results in two sharp points trying to meet. Both curl away form intended position.</text:p>
      <text:p text:style-name="P4"><text:span text:style-name="T1">(revised) </text:span>Use more of a slope from main body to boss to reduce overhangs.</text:p>
      <text:p text:style-name="P8">(revised) Bearing centre to close to base of part.</text:p>
      <text:h text:style-name="Heading_20_1" text:outline-level="1">18_440_z-gear</text:h>
      <text:p text:style-name="P6">Needs <text:span text:style-name="T1">to be built with </text:span>brim.</text:p>
      <text:h text:style-name="Heading_20_1" text:outline-level="1">20_446_extruder-small-gear</text:h>
      <text:p text:style-name="P6">Needs <text:span text:style-name="T1">to be built with </text:span>brim.</text:p>
      <text:h text:style-name="Heading_20_1" text:outline-level="1">21_xxx_retaining-tongue</text:h>
      <text:p text:style-name="P5">No issues. Keying design to prevent incorrect orientation in assembly would help.</text:p>
      <text:h text:style-name="Heading_20_1" text:outline-level="1">22_447_extruder-large-gear</text:h>
      <text:p text:style-name="P6">Needs <text:span text:style-name="T1">to be built with </text:span>brim.</text:p>
      <text:h text:style-name="Heading_20_1" text:outline-level="1">08_549_y-bearing-belt-clamp</text:h>
      <text:p text:style-name="P7">Potentially need to lift bearing 0.1mm.</text:p>
      <text:p text:style-name="P7">Belt too tight a fit in gripper.</text:p>
      <text:h text:style-name="Heading_20_1" text:outline-level="1">09_550_y-bearing-clamp-tagged</text:h>
      <text:p text:style-name="P7">Potentially need to lift bearing 0.1m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14:14:39.686260525</meta:creation-date>
    <dc:date>2018-10-23T20:34:28.802365258</dc:date>
    <meta:editing-duration>PT15M5S</meta:editing-duration>
    <meta:editing-cycles>5</meta:editing-cycles>
    <meta:generator>LibreOffice/6.0.6.2$Linux_X86_64 LibreOffice_project/00m0$Build-2</meta:generator>
    <meta:document-statistic meta:table-count="0" meta:image-count="0" meta:object-count="0" meta:page-count="1" meta:paragraph-count="26" meta:word-count="154" meta:character-count="1032" meta:non-whitespace-character-count="904"/>
  </office:meta>
</office:document-meta>
</file>